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.getJSONArray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Array.getStrin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Object( int index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Array.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Shor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set( int index , Objec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Array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Flo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add( Objec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Long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JSONObjec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Array.fluent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fluentRetain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Boolean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Array.fluentRemove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fluent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fluentSet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add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Shor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fluent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By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Floa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JSONArray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BigInteg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In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setRelatedArray( Object related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contains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Byt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toJavaList(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Array.JSONArray( List &lt; Object &gt;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Array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JSO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fluentAdd( int index ,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Timestamp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Long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getObject( int index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Double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Arra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Da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Integ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addAll( int index ,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Array.getBoolean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Array.getBigDecimal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retain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toArray( 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setComponentType( Type compon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Relate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Dou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fluentAdd( Objec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fluentAddAll( int index ,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Array.getSqlDa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fluentAdd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Array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